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HandlerWrapper.ignorableWhitespace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tartElement( String uri , String loc , String raw , Attributes 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cumentHandlerWrapp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HandlerWrapp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Wrapp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Wrapp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Wrapper.DocumentHandlerWrapper( DocumentHandler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Wrapp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setDocumentHandler( DocumentHandler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Wrapper.characters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Wrapper.DocumentHandl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